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dc8e" officeooo:paragraph-rsid="0014dc8e" style:font-size-asian="15pt" style:language-asian="zh" style:country-asian="CN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4dc8e" officeooo:paragraph-rsid="0014dc8e" style:font-size-asian="15pt" style:font-weight-asian="bold" style:font-size-complex="15pt" style:font-weight-complex="bold"/>
    </style:style>
    <style:style style:name="T1" style:family="text">
      <style:text-properties officeooo:rsid="00151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创建啦一个外部的<text:span text:style-name="T1">比较器来</text:span>排序</text:p>
      <text:p text:style-name="P2">public class Empc implements Comparator&lt;Emp&gt; {</text:p>
      <text:p text:style-name="P2"/>
      <text:p text:style-name="P2"><text:tab/>/**</text:p>
      <text:p text:style-name="P2"><text:tab/> * @param args</text:p>
      <text:p text:style-name="P2"><text:tab/> */</text:p>
      <text:p text:style-name="P2"><text:tab/>public static void main(String[] args) {</text:p>
      <text:p text:style-name="P2"><text:tab/><text:tab/>// TODO Auto-generated method stub</text:p>
      <text:p text:style-name="P2"/>
      <text:p text:style-name="P2"><text:tab/>}</text:p>
      <text:p text:style-name="P2"/>
      <text:p text:style-name="P2"><text:tab/>@Override</text:p>
      <text:p text:style-name="P2"><text:tab/>public int compare(Emp o1, Emp o2) {</text:p>
      <text:p text:style-name="P2"><text:tab/><text:tab/>int val=o1.getId()-o2.getId();</text:p>
      <text:p text:style-name="P2"><text:tab/><text:tab/>if(val==0){</text:p>
      <text:p text:style-name="P2"><text:tab/><text:tab/><text:tab/>val=o1.getAge()-o2.getAge();</text:p>
      <text:p text:style-name="P2"><text:tab/><text:tab/>}</text:p>
      <text:p text:style-name="P2"><text:tab/><text:tab/>return val;</text:p>
      <text:p text:style-name="P2"><text:tab/>}</text:p>
      <text:p text:style-name="P1">调用外部排序器</text:p>
      <text:p text:style-name="P1">//排序Emp</text:p>
      <text:p text:style-name="P1"><text:s text:c="2"/>List&lt;Emp&gt; emp=new ArrayList&lt;Emp&gt;();</text:p>
      <text:p text:style-name="P1"><text:s text:c="2"/>emp.add(new Emp(1,23));</text:p>
      <text:p text:style-name="P1"><text:s text:c="2"/>emp.add(new Emp(2,34));</text:p>
      <text:p text:style-name="P1"><text:s text:c="2"/>emp.add(new Emp(1,45));</text:p>
      <text:p text:style-name="P1"><text:s text:c="2"/>Collections.sort(emp, new Empc());</text:p>
      <text:p text:style-name="P1"><text:s text:c="2"/>System.out.println(emp);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6S</meta:editing-duration>
    <meta:editing-cycles>4</meta:editing-cycles>
    <meta:generator>LibreOffice/5.3.0.3$Windows_X86_64 LibreOffice_project/7074905676c47b82bbcfbea1aeefc84afe1c50e1</meta:generator>
    <dc:date>2017-12-20T15:17:47.774000000</dc:date>
    <meta:document-statistic meta:table-count="0" meta:image-count="0" meta:object-count="0" meta:page-count="1" meta:paragraph-count="25" meta:word-count="78" meta:character-count="493" meta:non-whitespace-character-count="426"/>
    <meta:user-defined meta:name="Info 1"/>
    <meta:user-defined meta:name="Info 2"/>
    <meta:user-defined meta:name="Info 3"/>
    <meta:user-defined meta:name="Info 4"/>
  </office:meta>
</office:document-meta>
</file>